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528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4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5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6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text-properties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7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2.159cm" svg:height="1.651cm" svg:x="2.397cm" svg:y="5.445cm">
          <draw:text-box>
            <text:p text:style-name="P13"><text:span text:style-name="T6">$t0</text:span></text:p>
          </draw:text-box>
        </draw:frame>
        <draw:custom-shape draw:style-name="gr30" draw:text-style-name="P15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2.159cm" svg:height="1.651cm" svg:x="2.398cm" svg:y="7.246cm">
          <draw:text-box>
            <text:p text:style-name="P13"><text:span text:style-name="T6">$t1</text:span></text:p>
          </draw:text-box>
        </draw:frame>
        <draw:frame draw:style-name="gr31" draw:text-style-name="P17" draw:layer="layout" svg:width="3.048cm" svg:height="1.778cm" svg:x="44.812cm" svg:y="4.116cm">
          <draw:text-box>
            <text:p text:style-name="P16"><text:span text:style-name="T7">wait:</text:span></text:p>
          </draw:text-box>
        </draw:frame>
        <draw:custom-shape draw:style-name="gr32" draw:text-style-name="P18" draw:layer="layout" svg:width="8.258cm" svg:height="1.893cm" svg:x="4.28cm" svg:y="5.096cm">
          <text:p text:style-name="P15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8.258cm" svg:height="2.005cm" svg:x="4.28cm" svg:y="6.996cm">
          <text:p text:style-name="P15"><text:span text:style-name="T5">1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.524cm" svg:height="1.905cm" svg:x="32.242cm" svg:y="41.386cm">
          <draw:text-box>
            <text:p text:style-name="P19"><text:span text:style-name="T5">0</text:span></text:p>
          </draw:text-box>
        </draw:frame>
        <draw:frame draw:style-name="gr23" draw:text-style-name="P20" draw:layer="layout" svg:width="1.524cm" svg:height="1.905cm" svg:x="31.242cm" svg:y="41.387cm">
          <draw:text-box>
            <text:p text:style-name="P19"><text:span text:style-name="T5">0</text:span></text:p>
          </draw:text-box>
        </draw:frame>
        <draw:line draw:style-name="gr34" draw:text-style-name="P5" xml:id="id7" draw:id="id7" draw:layer="layout" svg:x1="56.626cm" svg:y1="4.937cm" svg:x2="60.69cm" svg:y2="4.937cm">
          <text:p/>
        </draw:line>
        <draw:connector draw:style-name="gr35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5" draw:text-style-name="P5" draw:layer="layout" svg:x1="56.245cm" svg:y1="12.938cm" svg:x2="56.245cm" svg:y2="20.609cm">
          <text:p/>
        </draw:line>
        <draw:frame draw:style-name="gr36" draw:text-style-name="P22" draw:layer="layout" svg:width="11.176cm" svg:height="2.273cm" svg:x="11.033cm" svg:y="17.65cm">
          <draw:text-box>
            <text:p text:style-name="P21"><text:span text:style-name="T8">beq $t0, $0, wa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39:51.672714268</dc:date>
    <meta:editing-duration>PT1H45M34S</meta:editing-duration>
    <meta:editing-cycles>22</meta:editing-cycles>
    <meta:generator>LibreOffice/5.1.6.2$Linux_X86_64 LibreOffice_project/10m0$Build-2</meta:generator>
    <meta:document-statistic meta:object-count="52"/>
  </office:meta>
</office:document-meta>
</file>